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51cm" svg:stroke-color="#000000" draw:marker-start-width="0.355cm" draw:marker-end-width="0.355cm" draw:fill-color="#ffffff" draw:textarea-horizontal-align="left" draw:textarea-vertical-align="top" draw:auto-grow-height="false" fo:min-height="28.656cm" fo:min-width="17.738cm" fo:padding-top="0.15cm" fo:padding-bottom="0.15cm" fo:padding-left="0.275cm" fo:padding-right="0.275cm" draw:shadow="visible" draw:shadow-offset-x="0.152cm" draw:shadow-offset-y="0.152cm" draw:shadow-color="#cccccc"/>
    </style:style>
    <style:style style:name="gr2" style:family="graphic" style:parent-style-name="standard">
      <style:graphic-properties draw:stroke="dash" draw:stroke-dash="Dashed_20__28_var_29_" svg:stroke-width="0.051cm" svg:stroke-color="#000000" draw:marker-start-width="0.355cm" draw:marker-end-width="0.355cm" draw:fill-color="#dddddd" draw:textarea-horizontal-align="left" draw:textarea-vertical-align="top" draw:auto-grow-height="false" fo:min-height="26.116cm" fo:min-width="8.848cm" fo:padding-top="0.15cm" fo:padding-bottom="0.15cm" fo:padding-left="0.275cm" fo:padding-right="0.275cm" draw:shadow="hidden" draw:shadow-offset-x="0.152cm" draw:shadow-offset-y="0.152cm" draw:shadow-color="#cccccc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ffffff" draw:textarea-horizontal-align="left" draw:textarea-vertical-align="top" draw:auto-grow-height="false" fo:min-height="4.322cm" fo:min-width="6.358cm" fo:padding-top="0.15cm" fo:padding-bottom="0.15cm" fo:padding-left="0.275cm" fo:padding-right="0.275cm" draw:shadow="visible" draw:shadow-offset-x="0.152cm" draw:shadow-offset-y="0.152cm" draw:shadow-color="#cccccc"/>
    </style:style>
    <style:style style:name="gr4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2.04cm"/>
    </style:style>
    <style:style style:name="gr5" style:family="graphic" style:parent-style-name="objectwithoutfill">
      <style:graphic-properties svg:stroke-width="0.102cm" svg:stroke-color="#c0c0c0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ffffff" draw:textarea-horizontal-align="left" draw:textarea-vertical-align="top" draw:auto-grow-height="false" fo:min-height="2.29cm" fo:min-width="6.358cm" fo:padding-top="0.15cm" fo:padding-bottom="0.15cm" fo:padding-left="0.275cm" fo:padding-right="0.275cm" draw:shadow="visible" draw:shadow-offset-x="0.152cm" draw:shadow-offset-y="0.152cm" draw:shadow-color="#cccccc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center" draw:textarea-vertical-align="middle" draw:auto-grow-height="false" fo:min-height="4.778cm" fo:min-width="23.306cm" fo:padding-top="0.151cm" fo:padding-bottom="0.151cm" fo:padding-left="0.276cm" fo:padding-right="0.276cm" draw:shadow="visible" draw:shadow-offset-x="0.152cm" draw:shadow-offset-y="0.152cm" draw:shadow-color="#cccccc"/>
    </style:style>
    <style:style style:name="gr8" style:family="graphic" style:parent-style-name="objectwithoutfill">
      <style:graphic-properties svg:stroke-width="0.102cm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style:font-name="CMU Serif" fo:font-size="18pt" fo:font-weight="bold" style:font-size-asian="18pt" style:font-weight-asian="bold" style:font-size-complex="18pt" style:font-weight-complex="bold"/>
    </style:style>
    <style:style style:name="P2" style:family="paragraph">
      <loext:graphic-properties draw:fill-color="#ffffff"/>
      <style:paragraph-properties fo:text-align="center"/>
      <style:text-properties style:font-name="CMU Serif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style:font-name="CMU Serif" fo:font-weight="bold" style:font-weight-asian="bold" style:font-weight-complex="bold"/>
    </style:style>
    <style:style style:name="P4" style:family="paragraph">
      <loext:graphic-properties draw:fill-color="#dddddd"/>
      <style:paragraph-properties fo:text-align="center"/>
      <style:text-properties style:font-name="CMU Serif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ffffff"/>
      <style:paragraph-properties fo:text-align="center"/>
      <style:text-properties style:font-name="CMU Serif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CMU Seri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MU Serif" fo:font-size="12pt" style:font-size-asian="12pt" style:font-size-complex="12pt"/>
    </style:style>
    <style:style style:name="T4" style:family="text">
      <style:text-properties style:font-name="CMU Serif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288cm" svg:height="28.956cm" svg:x="0.254cm" svg:y="0.254cm">
          <text:p text:style-name="P1"><text:span text:style-name="T1">Testbenc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9.398cm" svg:height="26.416cm" svg:x="7.747cm" svg:y="1.524cm">
          <text:p text:style-name="P3"><text:span text:style-name="T2">ProgramFlow UV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5" draw:layer="layout" svg:width="6.858cm" svg:height="4.572cm" svg:x="9.017cm" svg:y="14.478cm">
          <text:p text:style-name="P3"><text:span text:style-name="T2">Start Agen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7" draw:layer="layout" svg:width="2.54cm" svg:height="1.27cm" svg:x="12.827cm" svg:y="17.272cm">
          <text:p text:style-name="P6"><text:span text:style-name="T3">BF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7" draw:layer="layout" svg:width="2.54cm" svg:height="1.27cm" svg:x="9.525cm" svg:y="17.272cm">
          <text:p text:style-name="P6"><text:span text:style-name="T3">Seq. Driver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5" draw:text-style-name="P8" draw:layer="layout" svg:x1="12.065cm" svg:y1="17.907cm" svg:x2="12.827cm" svg:y2="17.907cm">
          <text:p/>
        </draw:line>
        <draw:custom-shape draw:style-name="gr4" draw:text-style-name="P7" draw:layer="layout" svg:width="2.54cm" svg:height="1.27cm" svg:x="12.827cm" svg:y="15.24cm">
          <text:p text:style-name="P6"><text:span text:style-name="T3">Moni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5" draw:layer="layout" svg:width="6.858cm" svg:height="4.572cm" svg:x="9.017cm" svg:y="2.794cm">
          <text:p text:style-name="P3"><text:span text:style-name="T2">Inst. Mem. Agen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7" draw:layer="layout" svg:width="2.54cm" svg:height="1.27cm" svg:x="12.827cm" svg:y="5.588cm">
          <text:p text:style-name="P6"><text:span text:style-name="T3">BF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7" draw:layer="layout" svg:width="2.54cm" svg:height="1.27cm" svg:x="9.525cm" svg:y="5.588cm">
          <text:p text:style-name="P6"><text:span text:style-name="T3">Seq. Driver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5" draw:text-style-name="P8" draw:layer="layout" svg:x1="12.065cm" svg:y1="6.223cm" svg:x2="12.827cm" svg:y2="6.223cm">
          <text:p/>
        </draw:line>
        <draw:custom-shape draw:style-name="gr4" draw:text-style-name="P7" draw:layer="layout" svg:width="2.54cm" svg:height="1.27cm" svg:x="12.827cm" svg:y="3.556cm">
          <text:p text:style-name="P6"><text:span text:style-name="T3">Moni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5" draw:layer="layout" svg:width="6.858cm" svg:height="4.572cm" svg:x="9.017cm" svg:y="8.636cm">
          <text:p text:style-name="P3"><text:span text:style-name="T2">Ext. CC. Agen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7" draw:layer="layout" svg:width="2.54cm" svg:height="1.27cm" svg:x="12.827cm" svg:y="11.43cm">
          <text:p text:style-name="P6"><text:span text:style-name="T3">BF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7" draw:layer="layout" svg:width="2.54cm" svg:height="1.27cm" svg:x="9.525cm" svg:y="11.43cm">
          <text:p text:style-name="P6"><text:span text:style-name="T3">Seq. Driver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5" draw:text-style-name="P8" draw:layer="layout" svg:x1="12.065cm" svg:y1="12.065cm" svg:x2="12.827cm" svg:y2="12.065cm">
          <text:p/>
        </draw:line>
        <draw:custom-shape draw:style-name="gr4" draw:text-style-name="P7" draw:layer="layout" svg:width="2.54cm" svg:height="1.27cm" svg:x="12.827cm" svg:y="9.398cm">
          <text:p text:style-name="P6"><text:span text:style-name="T3">Moni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5" draw:layer="layout" svg:width="6.858cm" svg:height="2.54cm" svg:x="9.017cm" svg:y="20.32cm">
          <text:p text:style-name="P3"><text:span text:style-name="T2">CS Overflow Agen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7" draw:layer="layout" svg:width="2.54cm" svg:height="1.27cm" svg:x="12.827cm" svg:y="21.082cm">
          <text:p text:style-name="P6"><text:span text:style-name="T3">Moni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5" draw:layer="layout" svg:width="6.858cm" svg:height="2.54cm" svg:x="9.017cm" svg:y="24.13cm">
          <text:p text:style-name="P3"><text:span text:style-name="T2">Done Agen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7" draw:layer="layout" svg:width="2.54cm" svg:height="1.27cm" svg:x="12.827cm" svg:y="24.892cm">
          <text:p text:style-name="P6"><text:span text:style-name="T3">Moni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23.858cm" svg:height="5.08cm" draw:transform="skewX (0.00331612557878923) rotate (-1.5707963267949) translate (6.477cm 2.795cm)">
          <text:p text:style-name="P9"><text:span text:style-name="T4">Virtual Seq. Driv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23.858cm" svg:height="5.08cm" draw:transform="skewX (0.00331612557878923) rotate (-1.5707963267949) translate (26.035cm 2.795cm)">
          <text:p text:style-name="P9"><text:span text:style-name="T4">DUT</text:span></text:p>
          <draw:enhanced-geometry svg:viewBox="0 0 21600 21600" draw:mirror-horizontal="true" draw:type="rectangle" draw:enhanced-path="M 0 0 L 21600 0 21600 21600 0 21600 0 0 Z N"/>
        </draw:custom-shape>
        <draw:line draw:style-name="gr8" draw:text-style-name="P8" draw:layer="layout" svg:x1="6.477cm" svg:y1="6.223cm" svg:x2="9.525cm" svg:y2="6.223cm">
          <text:p/>
        </draw:line>
        <draw:line draw:style-name="gr8" draw:text-style-name="P8" draw:layer="layout" svg:x1="6.477cm" svg:y1="12.065cm" svg:x2="9.525cm" svg:y2="12.065cm">
          <text:p/>
        </draw:line>
        <draw:line draw:style-name="gr8" draw:text-style-name="P8" draw:layer="layout" svg:x1="6.477cm" svg:y1="17.907cm" svg:x2="9.525cm" svg:y2="17.907cm">
          <text:p/>
        </draw:line>
        <draw:line draw:style-name="gr8" draw:text-style-name="P8" draw:layer="layout" svg:x1="12.827cm" svg:y1="21.717cm" svg:x2="6.477cm" svg:y2="21.717cm">
          <text:p/>
        </draw:line>
        <draw:line draw:style-name="gr8" draw:text-style-name="P8" draw:layer="layout" svg:x1="12.827cm" svg:y1="15.875cm" svg:x2="6.477cm" svg:y2="15.875cm">
          <text:p/>
        </draw:line>
        <draw:line draw:style-name="gr8" draw:text-style-name="P8" draw:layer="layout" svg:x1="12.827cm" svg:y1="25.527cm" svg:x2="6.477cm" svg:y2="25.527cm">
          <text:p/>
        </draw:line>
        <draw:line draw:style-name="gr8" draw:text-style-name="P8" draw:layer="layout" svg:x1="15.367cm" svg:y1="6.223cm" svg:x2="20.955cm" svg:y2="6.223cm">
          <text:p/>
        </draw:line>
        <draw:polyline draw:style-name="gr8" draw:text-style-name="P8" draw:layer="layout" svg:width="4.657cm" svg:height="1.828cm" draw:transform="rotate (2.69007597609886) translate (19.5578707764286cm 6.2232664804513cm)" svg:viewBox="0 0 4658 1829" draw:points="0,0 887,1829 4658,0">
          <text:p/>
        </draw:polyline>
        <draw:line draw:style-name="gr8" draw:text-style-name="P8" draw:layer="layout" svg:x1="15.342cm" svg:y1="6.223cm" svg:x2="20.93cm" svg:y2="6.223cm">
          <text:p/>
        </draw:line>
        <draw:polyline draw:style-name="gr8" draw:text-style-name="P8" draw:layer="layout" svg:width="4.657cm" svg:height="1.828cm" draw:transform="rotate (2.69007597609886) translate (19.5328707764286cm 6.2232664804513cm)" svg:viewBox="0 0 4658 1829" draw:points="0,0 887,1829 4658,0">
          <text:p/>
        </draw:polyline>
        <draw:polyline draw:style-name="gr8" draw:text-style-name="P8" draw:layer="layout" svg:width="4.657cm" svg:height="1.828cm" draw:transform="rotate (2.69007597609886) translate (19.5828707764286cm 12.0652664804513cm)" svg:viewBox="0 0 4658 1829" draw:points="0,0 887,1829 4658,0">
          <text:p/>
        </draw:polyline>
        <draw:line draw:style-name="gr8" draw:text-style-name="P8" draw:layer="layout" svg:x1="15.367cm" svg:y1="12.065cm" svg:x2="20.955cm" svg:y2="12.065cm">
          <text:p/>
        </draw:line>
        <draw:polyline draw:style-name="gr8" draw:text-style-name="P8" draw:layer="layout" svg:width="4.657cm" svg:height="1.828cm" draw:transform="rotate (2.69007597609886) translate (19.5828707764286cm 17.9072664804513cm)" svg:viewBox="0 0 4658 1829" draw:points="0,0 887,1829 4658,0">
          <text:p/>
        </draw:polyline>
        <draw:line draw:style-name="gr8" draw:text-style-name="P8" draw:layer="layout" svg:x1="15.367cm" svg:y1="17.907cm" svg:x2="20.955cm" svg:y2="17.907cm">
          <text:p/>
        </draw:line>
        <draw:line draw:style-name="gr8" draw:text-style-name="P8" draw:layer="layout" svg:x1="20.955cm" svg:y1="21.717cm" svg:x2="15.367cm" svg:y2="21.717cm">
          <text:p/>
        </draw:line>
        <draw:line draw:style-name="gr8" draw:text-style-name="P8" draw:layer="layout" svg:x1="20.955cm" svg:y1="25.527cm" svg:x2="15.367cm" svg:y2="25.5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6.543cm" fo:page-height="29.7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3:04:02.550291468</meta:creation-date>
    <dc:date>2017-07-12T13:41:20.309487047</dc:date>
    <meta:editing-duration>PT20M49S</meta:editing-duration>
    <meta:editing-cycles>3</meta:editing-cycles>
    <meta:generator>LibreOffice/5.0.6.2$Linux_X86_64 LibreOffice_project/00$Build-2</meta:generator>
    <meta:document-statistic meta:object-count="39"/>
  </office:meta>
</office:document-meta>
</file>